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troPlanning Semaine 45</text:p>
      <text:p text:style-name="P1"/>
      <text:p text:style-name="P1"/>
      <text:p text:style-name="P2">Lundi 12 novembre:</text:p>
      <text:list xml:id="list5321043989379571481" text:style-name="L1">
        <text:list-item>
          <text:p text:style-name="P4">Tâche 101 : PRA/PCA et backups (terminée)</text:p>
        </text:list-item>
        <text:list-item>
          <text:p text:style-name="P4">Tâche 102: Management &amp; SCRUM Team</text:p>
        </text:list-item>
      </text:list>
      <text:p text:style-name="P2"/>
      <text:p text:style-name="P2">Mardi 13 novembre:</text:p>
      <text:list xml:id="list34329360" text:continue-numbering="true" text:style-name="L1">
        <text:list-item>
          <text:p text:style-name="P4">Tâche 102: Management &amp; SCRUM Team</text:p>
        </text:list-item>
        <text:list-item>
          <text:p text:style-name="P4">Tâche 132: Création des routes</text:p>
        </text:list-item>
      </text:list>
      <text:p text:style-name="P2"/>
      <text:p text:style-name="P2">Mercredi 14 novembre:</text:p>
      <text:list xml:id="list2561196545811643348" text:style-name="L3">
        <text:list-item>
          <text:p text:style-name="P5">Tâche 102 : Management &amp; SCRUM Team</text:p>
        </text:list-item>
        <text:list-item>
          <text:p text:style-name="P5">Tâche 127: MongoDB (terminée)</text:p>
        </text:list-item>
        <text:list-item>
          <text:p text:style-name="P5">Tâche 128: Doctrine (terminée)</text:p>
        </text:list-item>
        <text:list-item>
          <text:p text:style-name="P5">Tâche 131: Squelette du site</text:p>
        </text:list-item>
      </text:list>
      <text:p text:style-name="P2"/>
      <text:p text:style-name="P2">Jeudi 15 novembre:</text:p>
      <text:list xml:id="list34340800" text:continue-list="list34329360" text:style-name="L1">
        <text:list-item>
          <text:p text:style-name="P4">Tâche 102 : Management &amp; SCRUM Team</text:p>
        </text:list-item>
        <text:list-item>
          <text:p text:style-name="P4">Tâche 108 : Ajout de données (terminée)</text:p>
        </text:list-item>
        <text:list-item>
          <text:p text:style-name="P4">Tâche 109 : Suppression de données (terminée)</text:p>
        </text:list-item>
        <text:list-item>
          <text:p text:style-name="P4">Tâche 110 : Modification de données (terminée)</text:p>
        </text:list-item>
        <text:list-item>
          <text:p text:style-name="P4">Tâche 120: Ajout de données BackEnd(terminée)</text:p>
        </text:list-item>
        <text:list-item>
          <text:p text:style-name="P4">Tâche 121 : Ajout de données FrontEnd(terminée)</text:p>
        </text:list-item>
        <text:list-item>
          <text:p text:style-name="P4">Tâche 124: Suppression FrontEnd(terminée)</text:p>
        </text:list-item>
        <text:list-item>
          <text:p text:style-name="P4">Tâche 126: Modifications FrontEnd(terminée)</text:p>
        </text:list-item>
        <text:list-item>
          <text:p text:style-name="P4">Tâche 129: Relation MongoDB</text:p>
        </text:list-item>
        <text:list-item>
          <text:p text:style-name="P4">Tâche 135: Bug on tags affect(terminée)</text:p>
        </text:list-item>
        <text:list-item>
          <text:p text:style-name="P4">Tâche 136: Création BaseLayout</text:p>
        </text:list-item>
        <text:list-item>
          <text:p text:style-name="P4">Tâche 138: Création Listing</text:p>
        </text:list-item>
      </text:list>
      <text:p text:style-name="P2"/>
      <text:p text:style-name="P2">Vendredi 16 novembre:</text:p>
      <text:list xml:id="list34337714" text:continue-numbering="true" text:style-name="L1">
        <text:list-item>
          <text:p text:style-name="P4">Tâche 102 : Management &amp; SCRUM Team</text:p>
        </text:list-item>
        <text:list-item>
          <text:p text:style-name="P4">Tâche 137: Création Menu</text:p>
        </text:list-item>
        <text:list-item>
          <text:p text:style-name="P4">Tâche 138: Création Listing</text:p>
        </text:list-item>
      </text:list>
      <text:p text:style-name="P2"/>
      <text:p text:style-name="P2">Samedi 17 novembre:</text:p>
      <text:list xml:id="list34325518" text:continue-numbering="true" text:style-name="L1">
        <text:list-item>
          <text:p text:style-name="P4">Tâche 129: Relation MongoDB</text:p>
        </text:list-item>
        <text:list-item>
          <text:p text:style-name="P4">Tâche 138: Création Listing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1:35:02.74</meta:creation-date>
    <dc:date>2018-12-19T14:14:34.31</dc:date>
    <meta:editing-duration>PT38M29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32" meta:word-count="180" meta:character-count="1029"/>
  </office:meta>
</office:document-meta>
</file>